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P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P6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P7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P8" style:parent-style-name="ListParagraph" style:list-style-name="LFO3" style:family="paragraph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9" style:parent-style-name="normaltextrun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10" style:parent-style-name="normaltextrun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1" style:parent-style-name="normaltextrun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12" style:parent-style-name="normaltextrun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13" style:parent-style-name="normaltextrun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background-color="#FFFFFF" fo:language="en" fo:country="US"/>
    </style:style>
    <style:style style:name="T14" style:parent-style-name="normaltextrun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15" style:parent-style-name="normaltextrun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16" style:parent-style-name="normaltextrun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7" style:parent-style-name="normaltextrun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8" style:parent-style-name="normaltextrun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19" style:parent-style-name="normaltextrun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20" style:parent-style-name="normaltextrun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21" style:parent-style-name="normaltextrun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22" style:parent-style-name="normaltextrun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23" style:parent-style-name="normaltextrun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24" style:parent-style-name="normaltextrun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25" style:parent-style-name="normaltextrun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26" style:parent-style-name="normaltextrun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27" style:parent-style-name="normaltextrun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28" style:parent-style-name="normaltextrun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29" style:parent-style-name="normaltextrun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30" style:parent-style-name="normaltextrun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31" style:parent-style-name="normaltextrun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32" style:parent-style-name="normaltextrun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33" style:parent-style-name="normaltextrun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34" style:parent-style-name="normaltextrun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35" style:parent-style-name="normaltextrun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36" style:parent-style-name="normaltextrun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37" style:parent-style-name="normaltextrun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38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39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40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41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42" style:parent-style-name="Normal" style:family="paragraph">
      <style:text-properties style:font-name="Arial" style:font-name-complex="Arial" fo:font-size="12pt" style:font-size-asian="12pt" style:font-size-complex="12pt"/>
    </style:style>
    <style:style style:name="T43" style:parent-style-name="normaltextrun" style:family="text">
      <style:text-properties style:font-name="Arial" style:font-name-complex="Arial" fo:color="#000000" fo:font-size="12pt" style:font-size-asian="12pt" style:font-size-complex="12pt" fo:background-color="#FFFFFF" fo:language="en" fo:country="US"/>
    </style:style>
    <style:style style:name="T44" style:parent-style-name="DefaultParagraphFont" style:family="text"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T45" style:parent-style-name="DefaultParagraphFont" style:family="text"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T46" style:parent-style-name="DefaultParagraphFont" style:family="text"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T47" style:parent-style-name="DefaultParagraphFont" style:family="text"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T49" style:parent-style-name="DefaultParagraphFont" style:family="text"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T50" style:parent-style-name="DefaultParagraphFont" style:family="text"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T51" style:parent-style-name="DefaultParagraphFont" style:family="text"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T52" style:parent-style-name="DefaultParagraphFont" style:family="text">
      <style:text-properties style:font-name="Arial" style:font-name-asian="Arial" style:font-name-complex="Arial" fo:font-size="12pt" style:font-size-asian="12pt" style:font-size-complex="12pt" fo:language="en" fo:country="US"/>
    </style:style>
    <style:style style:name="P53" style:parent-style-name="Normal" style:family="paragraph">
      <style:text-properties style:font-name="Arial" style:font-name-complex="Arial" fo:font-size="12pt" style:font-size-asian="12pt" style:font-size-complex="12pt"/>
    </style:style>
    <style:style style:name="P54" style:parent-style-name="Normal" style:family="paragraph">
      <style:text-properties style:font-name="Arial" style:font-name-complex="Arial" fo:font-size="12pt" style:font-size-asian="12pt" style:font-size-complex="12pt"/>
    </style:style>
    <style:style style:name="P55" style:parent-style-name="Normal" style:family="paragraph">
      <style:text-properties style:font-name="Arial" style:font-name-complex="Arial" fo:font-size="12pt" style:font-size-asian="12pt" style:font-size-complex="12pt"/>
    </style:style>
    <style:style style:name="P56" style:parent-style-name="Normal" style:family="paragraph">
      <style:text-properties style:font-name="Arial" style:font-name-complex="Arial" fo:font-size="12pt" style:font-size-asian="12pt" style:font-size-complex="12pt"/>
    </style:style>
    <style:style style:name="P57" style:parent-style-name="Normal" style:family="paragraph">
      <style:text-properties style:font-name="Arial" style:font-name-complex="Arial" fo:font-size="12pt" style:font-size-asian="12pt" style:font-size-complex="12pt"/>
    </style:style>
    <style:style style:name="P58" style:parent-style-name="Normal" style:family="paragraph">
      <style:text-properties style:font-name="Arial" style:font-name-complex="Arial" fo:font-size="12pt" style:font-size-asian="12pt" style:font-size-complex="12pt"/>
    </style:style>
    <style:style style:name="P59" style:parent-style-name="Normal" style:family="paragraph">
      <style:text-properties style:font-name="Arial" style:font-name-complex="Arial" fo:font-size="12pt" style:font-size-asian="12pt" style:font-size-complex="12pt"/>
    </style:style>
    <style:style style:name="P60" style:parent-style-name="ListParagraph" style:list-style-name="LFO3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1" style:parent-style-name="Normal" style:family="paragraph">
      <style:text-properties style:font-name="Arial" style:font-name-complex="Arial" fo:font-size="12pt" style:font-size-asian="12pt" style:font-size-complex="12pt"/>
    </style:style>
    <style:style style:name="P62" style:parent-style-name="Normal" style:family="paragraph">
      <style:text-properties style:font-name="Arial" style:font-name-complex="Arial" fo:font-size="12pt" style:font-size-asian="12pt" style:font-size-complex="12pt"/>
    </style:style>
    <style:style style:name="P63" style:parent-style-name="ListParagraph" style:list-style-name="LFO2" style:family="paragraph">
      <style:paragraph-properties style:contextual-spacing="false" fo:margin-bottom="0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64" style:parent-style-name="ListParagraph" style:list-style-name="LFO2" style:family="paragraph">
      <style:paragraph-properties style:contextual-spacing="false" fo:margin-bottom="0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65" style:parent-style-name="ListParagraph" style:list-style-name="LFO2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66" style:parent-style-name="ListParagraph" style:list-style-name="LFO2" style:family="paragraph">
      <style:paragraph-properties style:contextual-spacing="false" fo:margin-bottom="0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67" style:parent-style-name="ListParagraph" style:list-style-name="LFO2" style:family="paragraph">
      <style:paragraph-properties style:contextual-spacing="false" fo:margin-bottom="0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68" style:parent-style-name="ListParagraph" style:list-style-name="LFO2" style:family="paragraph">
      <style:paragraph-properties style:contextual-spacing="false" fo:margin-bottom="0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69" style:parent-style-name="ListParagraph" style:list-style-name="LFO2" style:family="paragraph">
      <style:paragraph-properties style:contextual-spacing="false" fo:margin-bottom="0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7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7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7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73" style:parent-style-name="ListParagraph" style:family="paragraph">
      <style:paragraph-properties style:contextual-spacing="false" fo:margin-bottom="0in" fo:line-height="100%"/>
      <style:text-properties style:font-name="Arial" style:font-name-asian="Times New Roman" style:font-name-complex="Arial"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 fo:language="en" fo:country="US"/>
    </style:style>
  </office:automatic-styles>
  <office:body>
    <office:text text:use-soft-page-breaks="true">
      <text:p text:style-name="P1"/>
      <text:p text:style-name="P5">Quality and Improvement Outcomes Framework</text:p>
      <text:p text:style-name="P6">Appendix to<text:s/>handbook for baseline self-evaluation:<text:s/>additional<text:s/>guidance for<text:s/>evaluation<text:s/>and COVID-19</text:p>
      <text:p text:style-name="P7"/>
      <text:list text:style-name="LFO3" text:continue-numbering="true">
        <text:list-item>
          <text:p text:style-name="P8">Evaluation<text:s/>Coverage period for baseline self-evaluation</text:p>
        </text:list-item>
      </text:list>
      <text:p text:style-name="Normal"><text:span text:style-name="T9">The baseline </text:span><text:span text:style-name="T10">evaluation<text:s/></text:span><text:span text:style-name="T11">submission<text:s/></text:span><text:span text:style-name="T12">must represent</text:span><text:span text:style-name="T13"> </text:span><text:span text:style-name="T14">service</text:span><text:span text:style-name="T15"><text:s/>provision</text:span><text:span text:style-name="T16"><text:s/>during 2020-21</text:span><text:span text:style-name="T17"><text:s/></text:span></text:p>
      <text:p text:style-name="Normal"><text:span text:style-name="T18">Evidence </text:span><text:span text:style-name="T19">to support the evaluation<text:s/></text:span><text:span text:style-name="T20">should<text:s/></text:span><text:span text:style-name="T21">cover<text:s/></text:span><text:span text:style-name="T22">the year 2020/</text:span><text:span text:style-name="T23">21 and</text:span><text:span text:style-name="T24"><text:s/>owing to COVID-19 and the delay to the initial baseline,<text:s/></text:span><text:span text:style-name="T25">you can also use evidence collected<text:s/></text:span><text:span text:style-name="T26">from 2019/20. <text:s/></text:span></text:p>
      <text:p text:style-name="Normal"><text:span text:style-name="T27">This will ensure that any new developments, service improvements</text:span><text:span text:style-name="T28">,</text:span><text:span text:style-name="T29"><text:s/>changes in ways of working as well as risks to service over the last<text:s/></text:span><text:span text:style-name="T30">12 months are picked up in<text:s/></text:span><text:span text:style-name="T31">the evaluation.</text:span></text:p>
      <text:p text:style-name="Normal"><text:span text:style-name="T32">You can be<text:s/></text:span><text:span text:style-name="T33">pragmatic in your approach to ensure that the evidence you include</text:span><text:span text:style-name="T34"><text:s/>represents service<text:s/></text:span><text:span text:style-name="T35">provision during 2020-21</text:span><text:span text:style-name="T36"><text:s/></text:span><text:span text:style-name="T37">by using the following guidelines:</text:span></text:p>
      <text:list text:style-name="LFO1" text:continue-numbering="true">
        <text:list-item>
          <text:p text:style-name="P38">If you have evidence from<text:s/>2020/21 and it demonstrates your level within an outcome,<text:s/>please<text:s/>just include this. <text:s/></text:p>
        </text:list-item>
        <text:list-item>
          <text:p text:style-name="P39">If<text:s/>you don’t<text:s/>have evidence for<text:s/>2020/21, but the evidence from<text:s/>2019/20 is substantial and still reflects the<text:s/>current<text:s/>service offer<text:s/>and outcomes, use this but<text:s/>please<text:s/>explain why in the narrative.</text:p>
        </text:list-item>
        <text:list-item>
          <text:p text:style-name="P40">If you are<text:s/>using evidence from 2019/20 and<text:s/>this activity, service<text:s/>etc has changed substantially<text:s/>highlight this in your submission.</text:p>
        </text:list-item>
        <text:list-item>
          <text:p text:style-name="P41">You can<text:s/>include evidence from both years, against a level or<text:s/>indicator,<text:s/>if you think it is necessary to demonstrate the level you are working at and<text:s/>it<text:s/>shows an improvement story.</text:p>
        </text:list-item>
      </text:list>
      <text:p text:style-name="P42">If<text:s/>there are<text:s/>significant changes between 2019/20 – 2020/21, for example<text:s/>any issues or risks to<text:s/>any of your services, funding<text:s/>or<text:s/>resources<text:s/>etc,<text:s/>then please make<text:s/>it clear<text:s/>in your submission. <text:s/>Please remember to use evidence examples<text:s/>already available to you.</text:p>
      <text:p text:style-name="Normal"><text:span text:style-name="T43">I</text:span><text:span text:style-name="T44">f the evidence is<text:s/></text:span><text:span text:style-name="T45">date</text:span><text:span text:style-name="T46">d</text:span><text:span text:style-name="T47"><text:s/>prior to 2019/20<text:s/></text:span><text:span text:style-name="T48">then it is not valid, unless<text:s/></text:span><text:span text:style-name="T49">you provide a valid<text:s/></text:span><text:span text:style-name="T50">explanation<text:s/></text:span><text:span text:style-name="T51">e.g.,</text:span><text:span text:style-name="T52"><text:s/>the evidence relates to a process that has led to an outcome during the self-evaluation timeframe. <text:s/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list text:style-name="LFO3" text:continue-numbering="true">
        <text:list-item>
          <text:p text:style-name="P60">COVID-19 Evidence Examples</text:p>
        </text:list-item>
      </text:list>
      <text:p text:style-name="P61">Ensure that the baseline, narrative and evidence, accurately reflects your<text:s/>current<text:s/>service. <text:s/>An accurate baseline will<text:s/>be useful as<text:s/>a way of considering a service improvement approach.</text:p>
      <text:p text:style-name="P62">You can use evidence from how your service has responded to COVID-19<text:s/>in your submission. <text:s/>Detailed below are some examples of<text:s/>the type of evidence you may want to consider to<text:s/>describe a<text:s/>true<text:s/>reflection<text:s/>of your service over 2020/21<text:s/>against the outcomes:<text:s/></text:p>
      <text:list text:style-name="LFO2" text:continue-numbering="true">
        <text:list-item>
          <text:p text:style-name="P63">Developments and services you have put in place in supporting evidence into practice around COVID-19 and responding to needs.<text:s/></text:p>
        </text:list-item>
        <text:list-item>
          <text:p text:style-name="P64">Supporting Trust<text:s/>board and senior decision making.</text:p>
        </text:list-item>
        <text:list-item>
          <text:p text:style-name="P65">Continued engagement with healthcare staff, senior managers and stakeholder even if service delivery and development may have been postponed.</text:p>
        </text:list-item>
        <text:list-item>
          <text:p text:style-name="P66">Evidence of adapting and<text:s/>responding to<text:s/>need,<text:s/>such as adapting the library to allow staff and learners to continue to use the space and resources appropriately; adapting the space<text:s/>to support<text:s/>health and wellbeing<text:s/>of staff and learners.</text:p>
        </text:list-item>
        <text:list-item>
          <text:p text:style-name="P67">You can still include action plans, which will give a picture of your strategic planning and progress - of either any areas that are postponed due to COVID-19 or other risks, as well as achievements. <text:s/></text:p>
        </text:list-item>
        <text:list-item>
          <text:p text:style-name="P68">Learning from the experience of the first wave/national lockdown of COVID-19 and application in later waves and lockdowns to support continual quality improvement of your service.</text:p>
        </text:list-item>
        <text:list-item>
          <text:p text:style-name="P69">Where staff have been redeployed,<text:s/>evidence of how they have used their knowledge and library skills to benefit the organisation in their temporary roles, and/or have used the opportunity to make new contacts and promote the knowledge and library services available.</text:p>
        </text:list-item>
      </text:list>
      <text:p text:style-name="P70"/>
      <text:p text:style-name="P71"/>
      <text:p text:style-name="P72">The pen portrait will be a useful document for providing the validators with an overview of your situation, an opportunity<text:s/>to<text:s/>highlight any changes owing to COVID such as redeployment and shielding of staff which may have had an impact over the last 12 months.</text:p>
      <text:p text:style-name="P73"/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textrun" style:display-name="normaltextrun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text-align="center"/>
    </style:style>
    <style:style style:name="P3" style:parent-style-name="Header" style:family="paragraph">
      <style:paragraph-properties fo:text-align="end"/>
    </style:style>
    <style:style style:name="T4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F0" style:page-layout-name="PL0">
      <style:footer>
        <text:p text:style-name="P2"><text:page-number text:fixed="false">2</text:page-number></text:p>
        <text:p text:style-name="Footer"/>
      </style:footer>
      <style:header>
        <text:p/>
      </style:header>
      <style:header-first>
        <text:p text:style-name="P3"><text:span text:style-name="T4"><draw:frame draw:style-name="a0" draw:name="Picture 2" text:anchor-type="as-char" svg:x="0in" svg:y="0in" svg:width="2.528in" svg:height="0.59113in" style:rel-width="scale" style:rel-height="scale"><draw:image xlink:href="media/image1.jpg" xlink:type="simple" xlink:show="embed" xlink:actuate="onLoad"/><svg:title/><svg:desc/></draw:frame>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lare Edwards</meta:initial-creator>
    <dc:creator>Richard Bridgen</dc:creator>
    <meta:creation-date>2021-08-10T08:44:00Z</meta:creation-date>
    <dc:date>2021-08-10T08:44:00Z</dc:date>
    <meta:template xlink:href="Normal" xlink:type="simple"/>
    <meta:editing-cycles>2</meta:editing-cycles>
    <meta:editing-duration>PT0S</meta:editing-duration>
    <meta:user-defined meta:name="ContentTypeId">0x01010004284662425BB74D9B74AC55D8A84506</meta:user-defined>
    <meta:document-statistic meta:page-count="2" meta:paragraph-count="7" meta:word-count="570" meta:character-count="3814" meta:row-count="27" meta:non-whitespace-character-count="3251"/>
  </office:meta>
</office:document-meta>
</file>